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CE0000272A0000272A8971E72A93FE1A9C.svg" manifest:media-type="image/svg+xml"/>
  <manifest:file-entry manifest:full-path="Pictures/100003830000272A0000272A8CE771FB1780DBDE.svg" manifest:media-type="image/svg+xml"/>
  <manifest:file-entry manifest:full-path="Pictures/100000010000017B0000017B5D82A1C94588216D.png" manifest:media-type="image/png"/>
  <manifest:file-entry manifest:full-path="Pictures/100000010000017B0000017B78BFCD95D1D6B38D.png" manifest:media-type="image/png"/>
  <manifest:file-entry manifest:full-path="Pictures/1000028F0000272A0000272A4C8BFE85C3D65F25.svg" manifest:media-type="image/svg+xml"/>
  <manifest:file-entry manifest:full-path="Pictures/100000010000017B0000017B2E4DA477A13296FA.png" manifest:media-type="image/png"/>
  <manifest:file-entry manifest:full-path="Pictures/100000010000017B0000017B8C601E885B896DBD.png" manifest:media-type="image/png"/>
  <manifest:file-entry manifest:full-path="Pictures/100003460000272A0000272A10FF4BEB1D329CF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Text Frame 1" draw:style-name="gr1" draw:text-style-name="P1" svg:width="1.615cm" svg:height="0.976cm" svg:x="2.93cm" svg:y="8.558cm"><draw:text-box><text:p>33</text:p><text:p/></draw:text-box></draw:frame><draw:frame text:anchor-type="paragraph" draw:z-index="5" draw:name="Text Frame 2" draw:style-name="gr1" draw:text-style-name="P1" svg:width="1.615cm" svg:height="1.463cm" svg:x="2.983cm" svg:y="16.602cm"><draw:text-box><text:p>34</text:p><text:p/><text:p/></draw:text-box></draw:frame><draw:frame text:anchor-type="paragraph" draw:z-index="6" draw:name="Text Frame 3" draw:style-name="gr1" draw:text-style-name="P1" svg:width="1.615cm" svg:height="1.463cm" svg:x="13.804cm" svg:y="8.585cm"><draw:text-box><text:p>35</text:p><text:p/><text:p/></draw:text-box></draw:frame><draw:frame text:anchor-type="paragraph" draw:z-index="7" draw:name="Text Frame 4" draw:style-name="gr1" draw:text-style-name="P1" svg:width="1.615cm" svg:height="1.463cm" svg:x="13.698cm" svg:y="16.549cm"><draw:text-box><text:p>36</text:p><text:p/><text:p/></draw:text-box></draw:frame><draw:frame draw:style-name="fr1" draw:name="Image1" text:anchor-type="char" svg:x="-1.672cm" svg:y="-1.667cm" svg:width="9.999cm" svg:height="9.999cm" draw:z-index="0"><draw:image xlink:href="Pictures/100003460000272A0000272A10FF4BEB1D329CF6.svg" xlink:type="simple" xlink:show="embed" xlink:actuate="onLoad" draw:mime-type="image/svg+xml"/><draw:image xlink:href="Pictures/100000010000017B0000017B8C601E885B896DBD.png" xlink:type="simple" xlink:show="embed" xlink:actuate="onLoad" draw:mime-type="image/png"/></draw:frame><draw:frame draw:style-name="fr1" draw:name="Image2" text:anchor-type="char" svg:x="-1.699cm" svg:y="17.277cm" svg:width="9.999cm" svg:height="9.999cm" draw:z-index="1"><draw:image xlink:href="Pictures/1000028F0000272A0000272A4C8BFE85C3D65F25.svg" xlink:type="simple" xlink:show="embed" xlink:actuate="onLoad" draw:mime-type="image/svg+xml"/><draw:image xlink:href="Pictures/100000010000017B0000017B78BFCD95D1D6B38D.png" xlink:type="simple" xlink:show="embed" xlink:actuate="onLoad" draw:mime-type="image/png"/></draw:frame><draw:frame draw:style-name="fr1" draw:name="Image3" text:anchor-type="char" svg:x="8.7cm" svg:y="-1.588cm" svg:width="9.999cm" svg:height="9.999cm" draw:z-index="2"><draw:image xlink:href="Pictures/100002CE0000272A0000272A8971E72A93FE1A9C.svg" xlink:type="simple" xlink:show="embed" xlink:actuate="onLoad" draw:mime-type="image/svg+xml"/><draw:image xlink:href="Pictures/100000010000017B0000017B5D82A1C94588216D.png" xlink:type="simple" xlink:show="embed" xlink:actuate="onLoad" draw:mime-type="image/png"/></draw:frame><draw:frame draw:style-name="fr1" draw:name="Image4" text:anchor-type="char" svg:x="8.71cm" svg:y="17.33cm" svg:width="9.999cm" svg:height="9.999cm" draw:z-index="3"><draw:image xlink:href="Pictures/100003830000272A0000272A8CE771FB1780DBDE.svg" xlink:type="simple" xlink:show="embed" xlink:actuate="onLoad" draw:mime-type="image/svg+xml"/><draw:image xlink:href="Pictures/100000010000017B0000017B2E4DA477A13296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09:58.409716134</meta:creation-date>
    <dc:date>2023-05-16T11:12:09.806513984</dc:date>
    <meta:editing-duration>PT2M12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